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ence_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start_year</text:p>
          </table:table-cell>
        </table:table-row>
        <table:table-row table:style-name="ro1">
          <table:table-cell office:value-type="string" calcext:value-type="string">
            <text:p>Brian Hopkin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t Dowell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Sophia K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Leslie A. Hairston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Roderick T. Sawye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egory I. Mitchel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chelle A. Harri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Anthony A. Beale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Susan Sadlowski Garz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trick Daley Thomps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eorge Cardenas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Marty Quin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dward M. Burke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Raymond A. Lopez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ni L. Foulk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vid H. Moo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rrick G. Curti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tthew J. O'sh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oward B. Brookins, Jr.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ilvana Taba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chael Scott, Jr.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erto Maldonad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Walter Burnett, Jr.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Jason C. Ervi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ris Taliaferr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iel E. Reboyras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Milagros Santiag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cott Waguespack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Deborah L. Mel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rie M. Austin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Carlos Ramirez-Ros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ilbert Villega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mma M. Mitt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Nicholas Sposa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trick J. O'connor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Anthony V. Napolitan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ndan Reilly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ichele Smith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m Tunney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James Capplema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rry Osterma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ebra L. Silverstei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roco ''Joe'' Moren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Natashia L. Holm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A. Pope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Lona Lane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Willie B. Cochr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Ricardo Munoz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Michael R. Zalewski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Daniel ''Danny'' Solis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Deborah L. Graham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Regner ''Ray'' Suarez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Margaret Laurino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Mary O'conno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meya Paw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Moore</text:p>
          </table:table-cell>
          <table:table-cell office:value-type="float" office:value="1991" calcext:value-type="float">
            <text:p>1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6T19:57:32.401998863</dc:date>
    <meta:editing-duration>PT1M43S</meta:editing-duration>
    <meta:editing-cycles>1</meta:editing-cycles>
    <meta:document-statistic meta:table-count="1" meta:cell-count="114" meta:object-count="0"/>
    <meta:generator>LibreOffice/7.3.3.2$Linux_X86_64 LibreOffice_project/30$Build-2</meta:generator>
  </office:meta>
</office:document-meta>
</file>